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97cm" fo:min-width="1.355cm" fo:padding-top="0.15cm" fo:padding-bottom="0.15cm" fo:padding-left="0.275cm" fo:padding-right="0.275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97cm" fo:min-width="2.625cm" fo:padding-top="0.15cm" fo:padding-bottom="0.15cm" fo:padding-left="0.275cm" fo:padding-right="0.275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6cm" draw:marker-end="Arrowheads_20_1" draw:marker-end-width="0.276cm" draw:textarea-vertical-align="middle" fo:padding-top="0.15cm" fo:padding-bottom="0.15cm" fo:padding-left="0.275cm" fo:padding-right="0.275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97cm" fo:min-width="2.942cm" fo:padding-top="0.15cm" fo:padding-bottom="0.15cm" fo:padding-left="0.275cm" fo:padding-right="0.275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97cm" fo:min-width="2.307cm" fo:padding-top="0.15cm" fo:padding-bottom="0.15cm" fo:padding-left="0.275cm" fo:padding-right="0.275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8" style:family="graphic" style:parent-style-name="standard">
      <style:graphic-properties draw:stroke="none" svg:stroke-width="0.051cm" svg:stroke-color="#000000" draw:marker-start-width="0.276cm" draw:marker-end-width="0.276cm" draw:fill-color="#ffffff" draw:textarea-horizontal-align="justify" draw:textarea-vertical-align="middle" draw:auto-grow-height="false" fo:min-height="0.97cm" fo:min-width="2.625cm" fo:padding-top="0.15cm" fo:padding-bottom="0.15cm" fo:padding-left="0.275cm" fo:padding-right="0.275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97cm" fo:min-width="2.308cm" fo:padding-top="0.15cm" fo:padding-bottom="0.15cm" fo:padding-left="0.275cm" fo:padding-right="0.275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.051cm" svg:stroke-color="#000000" draw:marker-start-width="0.276cm" draw:marker-end-width="0.276cm" draw:fill-color="#ffffff" draw:textarea-horizontal-align="justify" draw:textarea-vertical-align="middle" draw:auto-grow-height="false" fo:min-height="0.653cm" fo:min-width="2.625cm" fo:padding-top="0.15cm" fo:padding-bottom="0.15cm" fo:padding-left="0.275cm" fo:padding-right="0.275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97cm" fo:min-width="2.943cm" fo:padding-top="0.15cm" fo:padding-bottom="0.15cm" fo:padding-left="0.275cm" fo:padding-right="0.275cm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1.605cm" fo:min-width="3.26cm" fo:padding-top="0.15cm" fo:padding-bottom="0.15cm" fo:padding-left="0.275cm" fo:padding-right="0.275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319cm" loext:decorative="false"/>
      <style:paragraph-properties style:writing-mode="lr-tb"/>
    </style:style>
    <style:style style:name="gr15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652cm" fo:min-width="1.672cm" fo:padding-top="0.15cm" fo:padding-bottom="0.15cm" fo:padding-left="0.275cm" fo:padding-right="0.275cm" style:writing-mode="lr-tb" loext:decorative="false"/>
      <style:paragraph-properties style:writing-mode="lr-tb"/>
    </style:style>
    <style:style style:name="gr16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97cm" fo:min-width="1.356cm" fo:padding-top="0.15cm" fo:padding-bottom="0.15cm" fo:padding-left="0.275cm" fo:padding-right="0.275cm" style:writing-mode="lr-tb" loext:decorative="false"/>
      <style:paragraph-properties style:writing-mode="lr-tb"/>
    </style:style>
    <style:style style:name="gr17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2.24cm" fo:min-width="2.625cm" fo:padding-top="0.15cm" fo:padding-bottom="0.15cm" fo:padding-left="0.275cm" fo:padding-right="0.275cm" style:writing-mode="lr-tb" loext:decorative="false"/>
      <style:paragraph-properties style:writing-mode="lr-tb"/>
    </style:style>
    <style:style style:name="gr18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97cm" fo:min-width="1.99cm" fo:padding-top="0.15cm" fo:padding-bottom="0.15cm" fo:padding-left="0.275cm" fo:padding-right="0.275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1.047cm" fo:min-width="2.144cm" fo:padding-top="0.15cm" fo:padding-bottom="0.15cm" fo:padding-left="0.275cm" fo:padding-right="0.275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0.067cm" loext:decorative="false"/>
      <style:paragraph-properties style:writing-mode="lr-tb"/>
    </style:style>
    <style:style style:name="gr21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2.24cm" fo:min-width="3.895cm" fo:padding-top="0.15cm" fo:padding-bottom="0.15cm" fo:padding-left="0.275cm" fo:padding-right="0.275cm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2.875cm" fo:min-width="3.895cm" fo:padding-top="0.15cm" fo:padding-bottom="0.15cm" fo:padding-left="0.275cm" fo:padding-right="0.275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1.047cm" fo:min-width="2.144cm" fo:padding-top="0.15cm" fo:padding-bottom="0.15cm" fo:padding-left="0.275cm" fo:padding-right="0.27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0.793cm" loext:decorative="false"/>
      <style:paragraph-properties style:writing-mode="lr-tb"/>
    </style:style>
    <style:style style:name="P1" style:family="paragraph">
      <style:paragraph-properties fo:text-align="center"/>
      <style:text-properties fo:font-size="13pt" style:font-size-asian="13pt" style:font-size-complex="13pt"/>
    </style:style>
    <style:style style:name="P2" style:family="paragraph">
      <loext:graphic-properties draw:fill-color="#ffffff"/>
      <style:paragraph-properties fo:text-align="center" style:writing-mode="lr-tb"/>
      <style:text-properties fo:font-size="13pt" style:font-size-asian="13pt" style:font-size-complex="13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start"/>
      <style:text-properties fo:font-size="13pt" style:font-size-asian="13pt" style:font-size-complex="13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fo:text-align="center"/>
      <style:text-properties fo:color="#a1467e" loext:opacity="100%" fo:font-size="8pt" style:font-size-asian="8pt" style:font-size-complex="8pt"/>
    </style:style>
    <style:style style:name="P11" style:family="paragraph">
      <loext:graphic-properties draw:fill="none" draw:fill-color="#ffffff"/>
      <style:paragraph-properties fo:text-align="end"/>
      <style:text-properties fo:color="#a1467e" loext:opacity="100%" fo:font-size="8pt" style:font-size-asian="8pt" style:font-size-complex="8pt"/>
    </style:style>
    <style:style style:name="P12" style:family="paragraph">
      <loext:graphic-properties draw:fill="none" draw:fill-color="#ffffff"/>
      <style:paragraph-properties fo:text-align="start"/>
      <style:text-properties fo:color="#a1467e" loext:opacity="100%" fo:font-size="8pt" style:font-size-asian="8pt" style:font-size-complex="8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size="13pt" style:font-size-asian="13pt" style:font-size-complex="13pt"/>
    </style:style>
    <style:style style:name="P14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a1467e" loext:opacity="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3" draw:id="id13" draw:layer="layout" svg:width="1.905cm" svg:height="1.27cm" svg:x="2.587cm" svg:y="12.112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175cm" svg:height="1.27cm" svg:x="7.985cm" svg:y="2.587cm">
          <text:p text:style-name="P1"><text:span text:style-name="T1">Queue </text:span><text:span text:style-name="T1">random WAV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3.54cm" svg:y1="7.333cm" svg:x2="7.985cm" svg:y2="3.222cm" draw:start-shape="id1" draw:start-glue-point="0" draw:end-shape="id2" draw:end-glue-point="3" svg:d="M3540 7333v-4111h4445" svg:viewBox="0 0 4446 4112">
          <text:p/>
        </draw:connector>
        <draw:frame draw:style-name="gr4" draw:text-style-name="P5" draw:layer="layout" svg:width="3.492cm" svg:height="0.725cm" svg:x="3.54cm" svg:y="9.8cm">
          <draw:text-box>
            <text:p text:style-name="P4"><text:span text:style-name="T1">Ambie</text:span><text:span text:style-name="T1">nt</text:span></text:p>
          </draw:text-box>
        </draw:frame>
        <draw:custom-shape draw:style-name="gr5" draw:text-style-name="P2" xml:id="id3" draw:id="id3" draw:layer="layout" svg:width="3.492cm" svg:height="1.27cm" svg:x="13.065cm" svg:y="2.587cm">
          <text:p text:style-name="P1"><text:span text:style-name="T1">Process</text:span></text:p>
          <text:p text:style-name="P1"><text:span text:style-name="T1">Inputs → Mu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11.16cm" svg:y1="3.222cm" svg:x2="13.065cm" svg:y2="3.222cm" draw:start-shape="id2" draw:start-glue-point="1" draw:end-shape="id3" draw:end-glue-point="3" svg:d="M11160 3222h1905" svg:viewBox="0 0 1906 1">
          <text:p/>
        </draw:connector>
        <draw:connector draw:style-name="gr3" draw:text-style-name="P3" draw:layer="layout" draw:line-skew="0.427cm" svg:x1="14.811cm" svg:y1="3.857cm" svg:x2="9.572cm" svg:y2="3.857cm" draw:start-shape="id3" draw:start-glue-point="2" draw:end-shape="id2" draw:end-glue-point="2" svg:d="M14811 3857v953h-5239v-953" svg:viewBox="0 0 5240 954">
          <text:p/>
        </draw:connector>
        <draw:frame draw:style-name="gr4" draw:text-style-name="P6" draw:layer="layout" svg:width="3.492cm" svg:height="0.725cm" svg:x="10.208cm" svg:y="4.085cm">
          <draw:text-box>
            <text:p text:style-name="P3"><text:span text:style-name="T1">Queue </text:span><text:span text:style-name="T1">empty</text:span></text:p>
          </draw:text-box>
        </draw:frame>
        <draw:custom-shape draw:style-name="gr6" draw:text-style-name="P2" xml:id="id4" draw:id="id4" draw:layer="layout" svg:width="2.857cm" svg:height="1.27cm" svg:x="11.16cm" svg:y="12.112cm">
          <text:p text:style-name="P1"><text:span text:style-name="T1">Read event config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7" draw:text-style-name="P6" draw:layer="layout" svg:width="3.492cm" svg:height="1.199cm" svg:x="4.492cm" svg:y="11.548cm">
          <draw:text-box>
            <text:p text:style-name="P3"><text:span text:style-name="T1">!</text:span><text:span text:style-name="T1">Ambie</text:span><text:span text:style-name="T1">nt &amp;&amp;</text:span></text:p>
            <text:p text:style-name="P3"><text:span text:style-name="T1">InputN </text:span><text:span text:style-name="T1">&amp;&amp;</text:span></text:p>
          </draw:text-box>
        </draw:frame>
        <draw:custom-shape draw:style-name="gr2" draw:text-style-name="P2" xml:id="id5" draw:id="id5" draw:layer="layout" svg:width="3.175cm" svg:height="1.27cm" svg:x="15.715cm" svg:y="6.17cm">
          <text:p text:style-name="P1"><text:span text:style-name="T1">Queue random WAV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12.588cm" svg:y1="12.112cm" svg:x2="15.715cm" svg:y2="6.805cm" draw:start-shape="id4" draw:start-glue-point="0" draw:end-shape="id5" draw:end-glue-point="3" svg:d="M12588 12112v-5307h3127" svg:viewBox="0 0 3128 5308">
          <text:p/>
        </draw:connector>
        <draw:frame draw:style-name="gr4" draw:text-style-name="P6" draw:layer="layout" svg:width="3.492cm" svg:height="0.725cm" svg:x="11.988cm" svg:y="6.08cm">
          <draw:text-box>
            <text:p text:style-name="P3"><text:span text:style-name="T1">OneSh</text:span><text:span text:style-name="T1">ot</text:span></text:p>
          </draw:text-box>
        </draw:frame>
        <draw:connector draw:style-name="gr3" draw:text-style-name="P3" draw:layer="layout" svg:x1="18.89cm" svg:y1="6.805cm" svg:x2="20.367cm" svg:y2="6.805cm" draw:start-shape="id5" draw:start-glue-point="1" draw:end-shape="id6" svg:d="M18890 6805h1477" svg:viewBox="0 0 1478 1">
          <text:p/>
        </draw:connector>
        <draw:custom-shape draw:style-name="gr8" draw:text-style-name="P2" xml:id="id6" draw:id="id6" draw:layer="layout" svg:width="3.175cm" svg:height="1.27cm" svg:x="20.367cm" svg:y="6.17cm">
          <text:p text:style-name="P7"><text:span text:style-name="T1">Go to ID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14.017cm" svg:y1="12.747cm" svg:x2="17.193cm" svg:y2="12.747cm" draw:start-shape="id4" draw:start-glue-point="1" draw:end-shape="id7" draw:end-glue-point="3" svg:d="M14017 12747h3176" svg:viewBox="0 0 3177 1">
          <text:p/>
        </draw:connector>
        <draw:frame draw:style-name="gr7" draw:text-style-name="P6" draw:layer="layout" svg:width="3.492cm" svg:height="1.199cm" svg:x="13.7cm" svg:y="11.548cm">
          <draw:text-box>
            <text:p text:style-name="P3"><text:span text:style-name="T1">!</text:span><text:span text:style-name="T1">OneSh</text:span><text:span text:style-name="T1">ot &amp;&amp;</text:span></text:p>
            <text:p text:style-name="P3"><text:span text:style-name="T1">!BME</text:span></text:p>
          </draw:text-box>
        </draw:frame>
        <draw:custom-shape draw:style-name="gr2" draw:text-style-name="P2" xml:id="id7" draw:id="id7" draw:layer="layout" svg:width="3.175cm" svg:height="1.27cm" svg:x="17.193cm" svg:y="12.112cm">
          <text:p text:style-name="P1"><text:span text:style-name="T1">Queue random WAV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xml:id="id8" draw:id="id8" draw:layer="layout" svg:width="3.175cm" svg:height="1.27cm" svg:x="22.273cm" svg:y="12.112cm">
          <text:p text:style-name="P1"><text:span text:style-name="T1">Process Input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20.368cm" svg:y1="12.747cm" svg:x2="22.273cm" svg:y2="12.747cm" draw:start-shape="id7" draw:start-glue-point="1" draw:end-shape="id8" draw:end-glue-point="3" svg:d="M20368 12747h1905" svg:viewBox="0 0 1906 1">
          <text:p/>
        </draw:connector>
        <draw:connector draw:style-name="gr3" draw:text-style-name="P3" draw:layer="layout" draw:line-skew="1.062cm" svg:x1="23.86cm" svg:y1="13.382cm" svg:x2="18.78cm" svg:y2="13.382cm" draw:start-shape="id8" draw:start-glue-point="2" draw:end-shape="id7" draw:end-glue-point="2" svg:d="M23860 13382v1588h-5080v-1588" svg:viewBox="0 0 5081 1589">
          <text:p/>
        </draw:connector>
        <draw:frame draw:style-name="gr7" draw:text-style-name="P6" draw:layer="layout" svg:width="4.444cm" svg:height="1.199cm" svg:x="19.099cm" svg:y="13.771cm">
          <draw:text-box>
            <text:p text:style-name="P3"><text:span text:style-name="T1">InputN </text:span><text:span text:style-name="T1">&amp;&amp; </text:span><text:span text:style-name="T1">Rando</text:span><text:span text:style-name="T1">m &amp;&amp; </text:span><text:span text:style-name="T1">Queue </text:span><text:span text:style-name="T1">empty</text:span></text:p>
          </draw:text-box>
        </draw:frame>
        <draw:custom-shape draw:style-name="gr2" draw:text-style-name="P2" xml:id="id9" draw:id="id9" draw:layer="layout" svg:width="3.175cm" svg:height="1.27cm" svg:x="22.273cm" svg:y="7.985cm">
          <text:p text:style-name="P1"><text:span text:style-name="T1">Queue same WAV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23.86cm" svg:y1="12.112cm" svg:x2="23.86cm" svg:y2="9.255cm" draw:start-shape="id8" draw:start-glue-point="0" draw:end-shape="id9" draw:end-glue-point="2" svg:d="M23860 12112v-2857" svg:viewBox="0 0 1 2858">
          <text:p/>
        </draw:connector>
        <draw:frame draw:style-name="gr7" draw:text-style-name="P5" draw:layer="layout" svg:width="4.444cm" svg:height="1.199cm" svg:x="23.861cm" svg:y="9.644cm">
          <draw:text-box>
            <text:p text:style-name="P4"><text:span text:style-name="T2">I</text:span><text:span text:style-name="T1">nputN </text:span><text:span text:style-name="T1">&amp;&amp; !</text:span><text:span text:style-name="T1">Rando</text:span><text:span text:style-name="T1">m &amp;&amp; </text:span><text:span text:style-name="T1">Queue </text:span><text:span text:style-name="T1">empty</text:span></text:p>
          </draw:text-box>
        </draw:frame>
        <draw:connector draw:style-name="gr3" draw:text-style-name="P3" draw:layer="layout" draw:line-skew="-0.425cm" svg:x1="22.273cm" svg:y1="8.62cm" svg:x2="22.261cm" svg:y2="12.747cm" draw:start-shape="id9" draw:start-glue-point="3" svg:d="M22273 8620h-952v4127h940" svg:viewBox="0 0 953 4128">
          <text:p/>
        </draw:connector>
        <draw:connector draw:style-name="gr3" draw:text-style-name="P3" draw:layer="layout" svg:x1="20.356cm" svg:y1="12.747cm" svg:x2="22.261cm" svg:y2="12.747cm" svg:d="M20356 12747h1905" svg:viewBox="0 0 1906 1">
          <text:p/>
        </draw:connector>
        <draw:connector draw:style-name="gr3" draw:text-style-name="P3" draw:layer="layout" svg:x1="25.448cm" svg:y1="12.747cm" svg:x2="29.575cm" svg:y2="12.747cm" draw:start-shape="id8" draw:start-glue-point="1" draw:end-shape="id10" draw:end-glue-point="3" svg:d="M25448 12747h4127" svg:viewBox="0 0 4128 1">
          <text:p/>
        </draw:connector>
        <draw:custom-shape draw:style-name="gr2" draw:text-style-name="P2" xml:id="id15" draw:id="id15" draw:layer="layout" svg:width="3.175cm" svg:height="1.27cm" svg:x="22.273cm" svg:y="12.112cm">
          <text:p text:style-name="P1"><text:span text:style-name="T1">Wai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10" draw:id="id10" draw:layer="layout" svg:width="1.905cm" svg:height="1.27cm" svg:x="29.575cm" svg:y="12.112cm">
          <text:p text:style-name="P1"><text:span text:style-name="T1">Mute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7" draw:text-style-name="P6" draw:layer="layout" svg:width="3.176cm" svg:height="1.199cm" svg:x="26.4cm" svg:y="11.548cm">
          <draw:text-box>
            <text:p text:style-name="P3"><text:span text:style-name="T1">!</text:span><text:span text:style-name="T1">InputN </text:span><text:span text:style-name="T1">&amp;&amp;</text:span><text:span text:style-name="T1"><text:line-break/></text:span><text:span text:style-name="T1">Level</text:span></text:p>
          </draw:text-box>
        </draw:frame>
        <draw:custom-shape draw:style-name="gr9" draw:text-style-name="P2" xml:id="id11" draw:id="id11" draw:layer="layout" svg:width="2.858cm" svg:height="1.27cm" svg:x="29.257cm" svg:y="12.112cm">
          <text:p text:style-name="P1"><text:span text:style-name="T1">Mute</text:span></text:p>
          <text:p text:style-name="P1"><text:span text:style-name="T1">Clear 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2" xml:id="id12" draw:id="id12" draw:layer="layout" svg:width="2.858cm" svg:height="1.27cm" svg:x="29.257cm" svg:y="14.97cm">
          <text:p text:style-name="P1"><text:span text:style-name="T1">Terminate Playback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30.686cm" svg:y1="13.382cm" svg:x2="30.686cm" svg:y2="14.97cm" draw:start-shape="id11" draw:start-glue-point="2" draw:end-shape="id12" draw:end-glue-point="0" svg:d="M30686 13382v1588" svg:viewBox="0 0 1 1589">
          <text:p/>
        </draw:connector>
        <draw:connector draw:style-name="gr3" draw:text-style-name="P3" draw:layer="layout" svg:x1="4.492cm" svg:y1="12.747cm" svg:x2="11.16cm" svg:y2="12.747cm" draw:start-shape="id13" draw:end-shape="id4" draw:end-glue-point="3" svg:d="M4492 12747h6668" svg:viewBox="0 0 6669 1">
          <text:p/>
        </draw:connector>
        <draw:frame draw:style-name="gr7" draw:text-style-name="P9" draw:layer="layout" svg:width="4.127cm" svg:height="1.199cm" svg:x="22.273cm" svg:y="15.605cm">
          <draw:text-box>
            <text:p text:style-name="P8"><text:span text:style-name="T1">!</text:span><text:span text:style-name="T1">InputN </text:span><text:span text:style-name="T1">&amp;&amp;</text:span><text:span text:style-name="T1"><text:line-break/></text:span><text:span text:style-name="T1">!Level</text:span></text:p>
          </draw:text-box>
        </draw:frame>
        <draw:custom-shape draw:style-name="gr2" draw:text-style-name="P2" draw:layer="layout" svg:width="3.175cm" svg:height="1.27cm" svg:x="15.715cm" svg:y="6.17cm">
          <text:p text:style-name="P1"><text:span text:style-name="T1">Queue random WAV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xml:id="id14" draw:id="id14" draw:layer="layout" svg:width="3.175cm" svg:height="1.27cm" svg:x="13.382cm" svg:y="21.254cm">
          <text:p text:style-name="P1"><text:span text:style-name="T1">Queue</text:span><text:span text:style-name="T1"><text:line-break/></text:span><text:span text:style-name="T1">Begin WAV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12.588cm" svg:y1="13.382cm" svg:x2="13.382cm" svg:y2="21.889cm" draw:start-shape="id4" draw:start-glue-point="2" draw:end-shape="id14" draw:end-glue-point="3" svg:d="M12588 13382v8507h794" svg:viewBox="0 0 795 8508">
          <text:p/>
        </draw:connector>
        <draw:custom-shape draw:style-name="gr10" draw:text-style-name="P2" xml:id="id16" draw:id="id16" draw:layer="layout" svg:width="3.175cm" svg:height="0.953cm" svg:x="24.813cm" svg:y="17.827cm">
          <text:p text:style-name="P1"><text:span text:style-name="T1">Go to ID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25.448cm" svg:y1="12.747cm" svg:x2="26.4cm" svg:y2="17.827cm" draw:start-shape="id15" draw:start-glue-point="1" draw:end-shape="id16" draw:end-glue-point="0" svg:d="M25448 12747h952v5080" svg:viewBox="0 0 953 5081">
          <text:p/>
        </draw:connector>
        <draw:custom-shape draw:style-name="gr11" draw:text-style-name="P2" xml:id="id17" draw:id="id17" draw:layer="layout" svg:width="3.493cm" svg:height="1.27cm" svg:x="21.32cm" svg:y="21.254cm">
          <text:p text:style-name="P1"><text:span text:style-name="T1">Queue random Middle WAV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xml:id="id18" draw:id="id18" draw:layer="layout" svg:width="3.175cm" svg:height="1.27cm" svg:x="26.084cm" svg:y="21.253cm">
          <text:p text:style-name="P1"><text:span text:style-name="T1">Wai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24.813cm" svg:y1="21.889cm" svg:x2="26.084cm" svg:y2="21.888cm" draw:start-shape="id17" draw:start-glue-point="1" draw:end-shape="id18" draw:end-glue-point="3" svg:d="M24813 21889h635v-1h636" svg:viewBox="0 0 1272 2">
          <text:p/>
        </draw:connector>
        <draw:frame draw:style-name="gr7" draw:text-style-name="P6" draw:layer="layout" svg:width="4.444cm" svg:height="1.199cm" svg:x="22.908cm" svg:y="22.913cm">
          <draw:text-box>
            <text:p text:style-name="P3"><text:span text:style-name="T1">InputN </text:span><text:span text:style-name="T1">&amp;&amp;</text:span></text:p>
            <text:p text:style-name="P3"><text:span text:style-name="T1">Queue </text:span><text:span text:style-name="T1">empty</text:span></text:p>
          </draw:text-box>
        </draw:frame>
        <draw:connector draw:style-name="gr3" draw:text-style-name="P3" draw:layer="layout" draw:line-skew="1.062cm" svg:x1="27.671cm" svg:y1="22.523cm" svg:x2="23.066cm" svg:y2="22.524cm" draw:start-shape="id18" draw:start-glue-point="2" draw:end-shape="id17" draw:end-glue-point="2" svg:d="M27671 22523v1589h-4605v-1588" svg:viewBox="0 0 4606 1590">
          <text:p/>
        </draw:connector>
        <draw:custom-shape draw:style-name="gr12" draw:text-style-name="P2" xml:id="id19" draw:id="id19" draw:layer="layout" svg:width="3.81cm" svg:height="1.905cm" svg:x="32.434cm" svg:y="20.936cm">
          <text:p text:style-name="P1"><text:span text:style-name="T1">Queue </text:span></text:p>
          <text:p text:style-name="P1"><text:span text:style-name="T1">End WAV</text:span></text:p>
          <text:p text:style-name="P1"><text:span text:style-name="T1">(ok to overwrite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29.259cm" svg:y1="21.888cm" svg:x2="32.434cm" svg:y2="21.888cm" draw:start-shape="id18" draw:start-glue-point="1" draw:end-shape="id19" draw:end-glue-point="3" svg:d="M29259 21888h3175" svg:viewBox="0 0 3176 1">
          <text:p/>
        </draw:connector>
        <draw:frame draw:style-name="gr4" draw:text-style-name="P6" draw:layer="layout" svg:width="3.176cm" svg:height="0.725cm" svg:x="29.258cm" svg:y="21.163cm">
          <draw:text-box>
            <text:p text:style-name="P3"><text:span text:style-name="T1">!</text:span><text:span text:style-name="T1">InputN</text:span></text:p>
          </draw:text-box>
        </draw:frame>
        <draw:connector draw:style-name="gr3" draw:text-style-name="P3" draw:layer="layout" svg:x1="34.339cm" svg:y1="22.841cm" svg:x2="34.339cm" svg:y2="23.794cm" draw:start-shape="id19" draw:start-glue-point="2" draw:end-shape="id20" draw:end-glue-point="0" svg:d="M34339 22841v953" svg:viewBox="0 0 1 954">
          <text:p/>
        </draw:connector>
        <draw:custom-shape draw:style-name="gr10" draw:text-style-name="P2" xml:id="id20" draw:id="id20" draw:layer="layout" svg:width="3.175cm" svg:height="0.953cm" svg:x="32.752cm" svg:y="23.794cm">
          <text:p text:style-name="P1"><text:span text:style-name="T1">Go to ID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svg:x1="16.557cm" svg:y1="21.889cm" svg:x2="21.32cm" svg:y2="21.889cm" draw:start-shape="id14" draw:start-glue-point="1" draw:end-shape="id17" draw:end-glue-point="3" svg:d="M16557 21889h4763" svg:viewBox="0 0 4764 1">
          <text:p/>
        </draw:connector>
        <draw:frame draw:style-name="gr4" draw:text-style-name="P6" draw:layer="layout" svg:width="3.174cm" svg:height="0.725cm" svg:x="17.192cm" svg:y="21.165cm">
          <draw:text-box>
            <text:p text:style-name="P3"><text:span text:style-name="T1">Queue </text:span><text:span text:style-name="T1">empty</text:span></text:p>
          </draw:text-box>
        </draw:frame>
        <draw:frame draw:style-name="gr13" draw:text-style-name="P5" draw:layer="layout" svg:width="1.587cm" svg:height="0.725cm" svg:x="12.647cm" svg:y="16.557cm">
          <draw:text-box>
            <text:p text:style-name="P4"><text:span text:style-name="T1">BME</text:span></text:p>
          </draw:text-box>
        </draw:frame>
        <draw:frame draw:style-name="gr14" draw:text-style-name="P10" draw:layer="layout" svg:width="3.81cm" svg:height="0.569cm" svg:x="7.667cm" svg:y="2.018cm">
          <draw:text-box>
            <text:p text:style-name="P3"><text:span text:style-name="T3">AMBIENT</text:span><text:span text:style-name="T3">_QUEUE</text:span></text:p>
          </draw:text-box>
        </draw:frame>
        <draw:frame draw:style-name="gr14" draw:text-style-name="P10" draw:layer="layout" svg:width="4.128cm" svg:height="0.569cm" svg:x="12.747cm" svg:y="2.018cm">
          <draw:text-box>
            <text:p text:style-name="P3"><text:span text:style-name="T3">AMBIENT</text:span><text:span text:style-name="T3">_INPUTS</text:span></text:p>
          </draw:text-box>
        </draw:frame>
        <draw:frame draw:style-name="gr14" draw:text-style-name="P10" draw:layer="layout" svg:width="4.445cm" svg:height="0.569cm" svg:x="14.97cm" svg:y="5.611cm">
          <draw:text-box>
            <text:p text:style-name="P3"><text:span text:style-name="T3">ONESHO</text:span><text:span text:style-name="T3">T_QUEU</text:span><text:span text:style-name="T3">E</text:span></text:p>
          </draw:text-box>
        </draw:frame>
        <draw:frame draw:style-name="gr14" draw:text-style-name="P11" draw:layer="layout" svg:width="1.588cm" svg:height="0.569cm" svg:x="10.625cm" svg:y="11.543cm">
          <draw:text-box>
            <text:p text:style-name="P8"><text:span text:style-name="T3">READ</text:span></text:p>
          </draw:text-box>
        </draw:frame>
        <draw:frame draw:style-name="gr14" draw:text-style-name="P10" draw:layer="layout" svg:width="3.176cm" svg:height="0.569cm" svg:x="17.192cm" svg:y="11.543cm">
          <draw:text-box>
            <text:p text:style-name="P3"><text:span text:style-name="T3">QUEUE_</text:span><text:span text:style-name="T3">RANDOM</text:span></text:p>
          </draw:text-box>
        </draw:frame>
        <draw:frame draw:style-name="gr14" draw:text-style-name="P10" draw:layer="layout" svg:width="3.176cm" svg:height="0.569cm" svg:x="22.271cm" svg:y="7.416cm">
          <draw:text-box>
            <text:p text:style-name="P3"><text:span text:style-name="T3">QUEUE_</text:span><text:span text:style-name="T3">SAME</text:span></text:p>
          </draw:text-box>
        </draw:frame>
        <draw:frame draw:style-name="gr14" draw:text-style-name="P12" draw:layer="layout" svg:width="1.588cm" svg:height="0.569cm" svg:x="22.272cm" svg:y="11.543cm">
          <draw:text-box>
            <text:p text:style-name="P4"><text:span text:style-name="T3">WAIT</text:span></text:p>
          </draw:text-box>
        </draw:frame>
        <draw:frame draw:style-name="gr14" draw:text-style-name="P10" draw:layer="layout" svg:width="2.223cm" svg:height="0.569cm" svg:x="29.575cm" svg:y="11.543cm">
          <draw:text-box>
            <text:p text:style-name="P3"><text:span text:style-name="T3">MUTE</text:span></text:p>
          </draw:text-box>
        </draw:frame>
        <draw:frame draw:style-name="gr14" draw:text-style-name="P10" draw:layer="layout" svg:width="2.223cm" svg:height="0.569cm" svg:x="30.845cm" svg:y="14.335cm">
          <draw:text-box>
            <text:p text:style-name="P3"><text:span text:style-name="T3">TERMINA</text:span><text:span text:style-name="T3">TE</text:span></text:p>
          </draw:text-box>
        </draw:frame>
        <draw:frame draw:style-name="gr14" draw:text-style-name="P10" draw:layer="layout" svg:width="3.176cm" svg:height="0.569cm" svg:x="13.382cm" svg:y="20.686cm">
          <draw:text-box>
            <text:p text:style-name="P3"><text:span text:style-name="T3">BME_BE</text:span><text:span text:style-name="T3">GIN</text:span></text:p>
          </draw:text-box>
        </draw:frame>
        <draw:frame draw:style-name="gr14" draw:text-style-name="P10" draw:layer="layout" svg:width="3.176cm" svg:height="0.569cm" svg:x="21.32cm" svg:y="20.686cm">
          <draw:text-box>
            <text:p text:style-name="P3"><text:span text:style-name="T3">BME_MID</text:span><text:span text:style-name="T3">DLE</text:span></text:p>
          </draw:text-box>
        </draw:frame>
        <draw:frame draw:style-name="gr14" draw:text-style-name="P10" draw:layer="layout" svg:width="3.81cm" svg:height="0.569cm" svg:x="32.434cm" svg:y="20.367cm">
          <draw:text-box>
            <text:p text:style-name="P3"><text:span text:style-name="T3">BME_EN</text:span><text:span text:style-name="T3">D</text:span></text:p>
          </draw:text-box>
        </draw:frame>
        <draw:frame draw:style-name="gr14" draw:text-style-name="P10" draw:layer="layout" svg:width="3.176cm" svg:height="0.569cm" svg:x="26.083cm" svg:y="20.685cm">
          <draw:text-box>
            <text:p text:style-name="P3"><text:span text:style-name="T3">BME_WAI</text:span><text:span text:style-name="T3">T</text:span></text:p>
          </draw:text-box>
        </draw:frame>
        <draw:frame draw:style-name="gr14" draw:text-style-name="P11" draw:layer="layout" svg:width="1.588cm" svg:height="0.569cm" svg:x="1.952cm" svg:y="11.543cm">
          <draw:text-box>
            <text:p text:style-name="P8"><text:span text:style-name="T3">IDLE</text:span></text:p>
          </draw:text-box>
        </draw:frame>
        <draw:frame draw:style-name="gr4" draw:text-style-name="P5" draw:layer="layout" svg:width="3.492cm" svg:height="0.725cm" svg:x="30.645cm" svg:y="13.61cm">
          <draw:text-box>
            <text:p text:style-name="P4"><text:span text:style-name="T1">Volum</text:span><text:span text:style-name="T1">e == 0</text:span></text:p>
          </draw:text-box>
        </draw:frame>
        <draw:custom-shape draw:style-name="gr15" draw:text-style-name="P2" xml:id="id21" draw:id="id21" draw:layer="layout" svg:width="2.222cm" svg:height="0.952cm" svg:x="29.575cm" svg:y="17.827cm">
          <text:p text:style-name="P1"><text:span text:style-name="T1">Unmute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4" draw:text-style-name="P12" draw:layer="layout" svg:width="2.858cm" svg:height="0.569cm" svg:x="30.844cm" svg:y="17.192cm">
          <draw:text-box>
            <text:p text:style-name="P4"><text:span text:style-name="T3">UNMUTE</text:span></text:p>
          </draw:text-box>
        </draw:frame>
        <draw:connector draw:style-name="gr3" draw:text-style-name="P3" draw:layer="layout" svg:x1="29.575cm" svg:y1="18.303cm" svg:x2="27.988cm" svg:y2="18.303cm" draw:start-shape="id21" draw:start-glue-point="3" draw:end-shape="id16" draw:end-glue-point="1" svg:d="M29575 18303h-1587" svg:viewBox="0 0 1588 1">
          <text:p/>
        </draw:connector>
        <draw:connector draw:style-name="gr3" draw:text-style-name="P3" draw:layer="layout" svg:x1="30.686cm" svg:y1="16.24cm" svg:x2="30.686cm" svg:y2="17.827cm" draw:start-shape="id12" draw:start-glue-point="2" draw:end-shape="id21" draw:end-glue-point="0" svg:d="M30686 16240v1587" svg:viewBox="0 0 1 1588">
          <text:p/>
        </draw:connector>
        <draw:connector draw:style-name="gr3" draw:text-style-name="P3" draw:layer="layout" svg:x1="3.539cm" svg:y1="12.112cm" svg:x2="3.54cm" svg:y2="8.62cm" draw:start-shape="id13" draw:start-glue-point="0" draw:end-shape="id1" draw:end-glue-point="2" svg:d="M3539 12112v-1746h1v-1746" svg:viewBox="0 0 2 3493">
          <text:p/>
        </draw:connector>
        <draw:custom-shape draw:style-name="gr16" draw:text-style-name="P2" xml:id="id1" draw:id="id1" draw:layer="layout" svg:width="1.906cm" svg:height="1.27cm" draw:transform="skewX (-0.00942477796076938) rotate (-0.00907571211037019) translate (2.587cm 7.333cm)">
          <text:p text:style-name="P1"><text:span text:style-name="T1">Mute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3" draw:text-style-name="P11" draw:layer="layout" svg:width="3.175cm" svg:height="0.635cm" svg:x="3.54cm" svg:y="6.715cm">
          <draw:text-box>
            <text:p text:style-name="P4"><text:span text:style-name="T3">AMBIENT</text:span><text:span text:style-name="T3">_MUTE</text:span></text:p>
          </draw:text-box>
        </draw:frame>
        <draw:frame draw:style-name="gr13" draw:text-style-name="P5" draw:layer="layout" svg:width="3.492cm" svg:height="0.725cm" svg:x="3.54cm" svg:y="5.445cm">
          <draw:text-box>
            <text:p text:style-name="P4"><text:span text:style-name="T1">Volum</text:span><text:span text:style-name="T1">e == 0</text:span></text:p>
          </draw:text-box>
        </draw:frame>
        <draw:frame draw:style-name="gr4" draw:text-style-name="P5" draw:layer="layout" svg:width="4.645cm" svg:height="0.725cm" svg:x="30.645cm" svg:y="16.467cm">
          <draw:text-box>
            <text:p text:style-name="P4"><text:span text:style-name="T1">Player </text:span><text:span text:style-name="T1">state </text:span><text:span text:style-name="T1">== </text:span><text:span text:style-name="T1">IDLE</text:span></text:p>
          </draw:text-box>
        </draw:frame>
      </draw:page>
      <draw:page draw:name="page2" draw:style-name="dp1" draw:master-page-name="Default">
        <draw:custom-shape draw:style-name="gr17" draw:text-style-name="P2" xml:id="id22" draw:id="id22" draw:layer="layout" svg:width="3.175cm" svg:height="2.54cm" svg:x="5.762cm" svg:y="11.477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8.937cm" svg:y1="12.747cm" svg:x2="12.43cm" svg:y2="12.747cm" draw:start-shape="id22" draw:start-glue-point="1" draw:end-shape="id23" draw:end-glue-point="3" svg:d="M8937 12747h3493" svg:viewBox="0 0 3494 1">
          <text:p/>
        </draw:connector>
        <draw:frame draw:style-name="gr7" draw:text-style-name="P6" draw:layer="layout" svg:width="3.492cm" svg:height="1.199cm" svg:x="8.937cm" svg:y="11.548cm">
          <draw:text-box>
            <text:p text:style-name="P3"><text:span text:style-name="T1">Queue not </text:span><text:span text:style-name="T1">empty</text:span></text:p>
          </draw:text-box>
        </draw:frame>
        <draw:connector draw:style-name="gr3" draw:text-style-name="P3" draw:layer="layout" svg:x1="16.875cm" svg:y1="12.747cm" svg:x2="24.177cm" svg:y2="12.747cm" draw:end-shape="id24" draw:end-glue-point="3" svg:d="M16875 12747h7302" svg:viewBox="0 0 7303 1">
          <text:p/>
        </draw:connector>
        <draw:custom-shape draw:style-name="gr18" draw:text-style-name="P2" xml:id="id24" draw:id="id24" draw:layer="layout" svg:width="2.54cm" svg:height="1.27cm" svg:x="24.177cm" svg:y="12.112cm">
          <draw:glue-point draw:id="4" svg:x="-2.5cm" svg:y="5cm"/>
          <text:p text:style-name="P1"><text:span text:style-name="T1">PLAY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25" draw:id="id25" draw:layer="layout" svg:width="3.81cm" svg:height="1.905cm" svg:x="23.542cm" svg:y="8.302cm">
          <text:p text:style-name="P13"><text:span text:style-name="T1">Feed I2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25.447cm" svg:y1="12.112cm" svg:x2="25.447cm" svg:y2="10.207cm" draw:start-shape="id24" draw:start-glue-point="0" draw:end-shape="id25" draw:end-glue-point="8" svg:d="M25447 12112v-1905" svg:viewBox="0 0 1 1906">
          <text:p/>
        </draw:connector>
        <draw:frame draw:style-name="gr13" draw:text-style-name="P5" draw:layer="layout" svg:width="3.492cm" svg:height="0.725cm" svg:x="25.448cm" svg:y="10.752cm">
          <draw:text-box>
            <text:p text:style-name="P4"><text:span text:style-name="T1">Sound not </text:span><text:span text:style-name="T1">done</text:span></text:p>
          </draw:text-box>
        </draw:frame>
        <draw:connector draw:style-name="gr3" draw:text-style-name="P3" draw:layer="layout" draw:line-skew="-0.744cm" svg:x1="23.542cm" svg:y1="9.255cm" svg:x2="24.177cm" svg:y2="12.747cm" draw:start-shape="id25" draw:start-glue-point="6" draw:end-shape="id24" draw:end-glue-point="3" svg:d="M23542 9255h-1270v3492h1905" svg:viewBox="0 0 1906 3493">
          <text:p/>
        </draw:connector>
        <draw:frame draw:style-name="gr20" draw:text-style-name="P9" draw:layer="layout" svg:width="3.492cm" svg:height="0.725cm" svg:x="20.05cm" svg:y="8.53cm">
          <draw:text-box>
            <text:p text:style-name="P8"><text:span text:style-name="T1">Accepted</text:span></text:p>
          </draw:text-box>
        </draw:frame>
        <draw:custom-shape draw:style-name="gr18" draw:text-style-name="P2" xml:id="id26" draw:id="id26" draw:layer="layout" svg:width="2.54cm" svg:height="1.27cm" svg:x="30.209cm" svg:y="8.62cm">
          <text:p text:style-name="P1"><text:span text:style-name="T1">RE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27.352cm" svg:y1="9.255cm" svg:x2="30.209cm" svg:y2="9.255cm" draw:start-shape="id25" draw:start-glue-point="10" draw:end-shape="id26" draw:end-glue-point="3" svg:d="M27352 9255h2857" svg:viewBox="0 0 2858 1">
          <text:p/>
        </draw:connector>
        <draw:frame draw:style-name="gr13" draw:text-style-name="P6" draw:layer="layout" svg:width="3.492cm" svg:height="0.725cm" svg:x="27.034cm" svg:y="8.53cm">
          <draw:text-box>
            <text:p text:style-name="P3"><text:span text:style-name="T1">Rejected</text:span></text:p>
          </draw:text-box>
        </draw:frame>
        <draw:connector draw:style-name="gr3" draw:text-style-name="P3" draw:layer="layout" draw:line-skew="1.379cm" svg:x1="25.447cm" svg:y1="16.875cm" svg:x2="14.652cm" svg:y2="14.017cm" draw:start-shape="id27" draw:start-glue-point="8" draw:end-shape="id23" draw:end-glue-point="2" svg:d="M25447 16875v1905h-10795v-4763" svg:viewBox="0 0 10796 4764">
          <text:p/>
        </draw:connector>
        <draw:frame draw:style-name="gr13" draw:text-style-name="P5" draw:layer="layout" svg:width="3.492cm" svg:height="0.725cm" svg:x="25.447cm" svg:y="13.7cm">
          <draw:text-box>
            <text:p text:style-name="P4"><text:span text:style-name="T1">Sound done</text:span></text:p>
          </draw:text-box>
        </draw:frame>
        <draw:custom-shape draw:style-name="gr21" draw:text-style-name="P2" xml:id="id23" draw:id="id23" draw:layer="layout" svg:width="4.445cm" svg:height="2.54cm" svg:x="12.43cm" svg:y="11.477cm">
          <text:p text:style-name="P1"><text:span text:style-name="T1">INIT</text:span></text:p>
          <text:p text:style-name="P13"><text:span text:style-name="T1">Read queue</text:span></text:p>
          <text:p text:style-name="P13"><text:span text:style-name="T1">Clear queue</text:span></text:p>
          <text:p text:style-name="P13"><text:span text:style-name="T1">Open sound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857cm" svg:height="1.199cm" svg:x="16.875cm" svg:y="11.548cm">
          <draw:text-box>
            <text:p text:style-name="P4"><text:span text:style-name="T1">New SR == </text:span><text:span text:style-name="T1">Old SR</text:span></text:p>
          </draw:text-box>
        </draw:frame>
        <draw:connector draw:style-name="gr3" draw:text-style-name="P3" draw:layer="layout" svg:x1="14.652cm" svg:y1="11.477cm" svg:x2="14.652cm" svg:y2="7.985cm" draw:end-shape="id28" draw:end-glue-point="2" svg:d="M14652 11477v-3492" svg:viewBox="0 0 1 3493">
          <text:p/>
        </draw:connector>
        <draw:custom-shape draw:style-name="gr22" draw:text-style-name="P2" xml:id="id28" draw:id="id28" draw:layer="layout" svg:width="4.445cm" svg:height="3.175cm" svg:x="12.43cm" svg:y="4.81cm">
          <text:p text:style-name="P1"><text:span text:style-name="T1">RECONFIGU</text:span><text:span text:style-name="T1">RE</text:span></text:p>
          <text:p text:style-name="P1"><text:span text:style-name="T1">Disable amp</text:span></text:p>
          <text:p text:style-name="P1"><text:span text:style-name="T1">Disable I2S</text:span></text:p>
          <text:p text:style-name="P1"><text:span text:style-name="T1">Reconfigure </text:span><text:span text:style-name="T1">clock</text:span></text:p>
          <text:p text:style-name="P1"><text:span text:style-name="T1">Enable I2S</text:span></text:p>
          <text:p text:style-name="P1"><text:span text:style-name="T1">Enable amp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6.875cm" svg:y1="6.397cm" svg:x2="24.177cm" svg:y2="12.747cm" draw:start-shape="id28" draw:start-glue-point="1" draw:end-shape="id24" draw:end-glue-point="3" svg:d="M16875 6397h3651v6350h3651" svg:viewBox="0 0 7303 6351">
          <text:p/>
        </draw:connector>
        <draw:frame draw:style-name="gr4" draw:text-style-name="P5" draw:layer="layout" svg:width="5.079cm" svg:height="0.725cm" svg:x="14.653cm" svg:y="9.482cm">
          <draw:text-box>
            <text:p text:style-name="P4"><text:span text:style-name="T1">New SR != </text:span><text:span text:style-name="T1">Old SR</text:span></text:p>
          </draw:text-box>
        </draw:frame>
        <draw:connector draw:style-name="gr3" draw:text-style-name="P3" draw:layer="layout" draw:line-skew="1.062cm -0.427cm" svg:x1="32.749cm" svg:y1="9.255cm" svg:x2="31.479cm" svg:y2="8.62cm" draw:start-shape="id26" draw:start-glue-point="1" draw:end-shape="id26" draw:end-glue-point="0" svg:d="M32749 9255h1588v-1588h-2858v953" svg:viewBox="0 0 2859 1589">
          <text:p/>
        </draw:connector>
        <draw:frame draw:style-name="gr13" draw:text-style-name="P6" draw:layer="layout" svg:width="3.492cm" svg:height="0.725cm" svg:x="31.162cm" svg:y="6.942cm">
          <draw:text-box>
            <text:p text:style-name="P3"><text:span text:style-name="T1">Rejected</text:span></text:p>
          </draw:text-box>
        </draw:frame>
        <draw:connector draw:style-name="gr3" draw:text-style-name="P3" draw:layer="layout" svg:x1="31.479cm" svg:y1="9.89cm" svg:x2="26.717cm" svg:y2="12.747cm" draw:start-shape="id26" draw:start-glue-point="2" draw:end-shape="id24" draw:end-glue-point="1" svg:d="M31479 9890v2857h-4762" svg:viewBox="0 0 4763 2858">
          <text:p/>
        </draw:connector>
        <draw:frame draw:style-name="gr20" draw:text-style-name="P5" draw:layer="layout" svg:width="3.492cm" svg:height="0.725cm" svg:x="31.48cm" svg:y="10.435cm">
          <draw:text-box>
            <text:p text:style-name="P4"><text:span text:style-name="T1">Accepted</text:span></text:p>
          </draw:text-box>
        </draw:frame>
        <draw:custom-shape draw:style-name="gr17" draw:text-style-name="P2" xml:id="id29" draw:id="id29" draw:layer="layout" svg:width="3.175cm" svg:height="2.54cm" draw:transform="skewX (0.0359537825910832) translate (16.331cm 19.732cm)">
          <text:p text:style-name="P1"><text:span text:style-name="T1">RESET</text:span></text:p>
          <text:p text:style-name="P1"><text:span text:style-name="T1">Disable </text:span><text:span text:style-name="T1">amp</text:span></text:p>
          <text:p text:style-name="P1"><text:span text:style-name="T1">Disable </text:span><text:span text:style-name="T1">I2S</text:span></text:p>
          <text:p text:style-name="P1"><text:span text:style-name="T1">Old SR </text:span><text:span text:style-name="T1">= 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6.259cm" svg:y1="21.002cm" svg:x2="7.349cm" svg:y2="14.017cm" draw:start-shape="id29" draw:start-glue-point="3" draw:end-shape="id22" draw:end-glue-point="2" svg:d="M16259 21002h-8910v-6985" svg:viewBox="0 0 8911 6986">
          <text:p/>
        </draw:connector>
        <draw:custom-shape draw:style-name="gr23" draw:text-style-name="P14" xml:id="id27" draw:id="id27" draw:layer="layout" svg:width="3.81cm" svg:height="1.905cm" svg:x="23.542cm" svg:y="14.97cm">
          <text:p text:style-name="P13"><text:span text:style-name="T1">Seamles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25.447cm" svg:y1="13.382cm" svg:x2="25.447cm" svg:y2="14.97cm" draw:start-shape="id24" draw:start-glue-point="2" draw:end-shape="id27" draw:end-glue-point="4" svg:d="M25447 13382v1588" svg:viewBox="0 0 1 1589">
          <text:p/>
        </draw:connector>
        <draw:frame draw:style-name="gr24" draw:text-style-name="P5" draw:layer="layout" svg:width="4.763cm" svg:height="1.199cm" svg:x="25.447cm" svg:y="17.102cm">
          <draw:text-box>
            <text:p text:style-name="P4"><text:span text:style-name="T1">Yes &amp;&amp;</text:span></text:p>
            <text:p text:style-name="P4"><text:span text:style-name="T1">Queue not </text:span><text:span text:style-name="T1">empty</text:span></text:p>
          </draw:text-box>
        </draw:frame>
        <draw:custom-shape draw:style-name="gr18" draw:text-style-name="P2" xml:id="id30" draw:id="id30" draw:layer="layout" svg:width="2.54cm" svg:height="1.27cm" svg:x="19.097cm" svg:y="15.287cm">
          <text:p text:style-name="P1"><text:span text:style-name="T1">FLUSH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3.542cm" svg:y1="15.923cm" svg:x2="21.637cm" svg:y2="15.922cm" draw:start-shape="id27" draw:start-glue-point="6" draw:end-shape="id30" draw:end-glue-point="1" svg:d="M23542 15923h-952v-1h-953" svg:viewBox="0 0 1906 2">
          <text:p/>
        </draw:connector>
        <draw:connector draw:style-name="gr3" draw:text-style-name="P3" draw:layer="layout" svg:x1="19.097cm" svg:y1="15.922cm" svg:x2="14.652cm" svg:y2="14.017cm" draw:start-shape="id30" draw:start-glue-point="3" draw:end-shape="id23" draw:end-glue-point="2" svg:d="M19097 15922h-4445v-1905" svg:viewBox="0 0 4446 1906">
          <text:p/>
        </draw:connector>
        <draw:frame draw:style-name="gr4" draw:text-style-name="P5" draw:layer="layout" svg:width="1.587cm" svg:height="0.725cm" svg:x="21.955cm" svg:y="15.197cm">
          <draw:text-box>
            <text:p text:style-name="P4"><text:span text:style-name="T1">Else</text:span></text:p>
          </draw:text-box>
        </draw:frame>
        <draw:connector draw:style-name="gr3" draw:text-style-name="P3" draw:layer="layout" draw:line-skew="-0.318cm" svg:x1="20.367cm" svg:y1="16.557cm" svg:x2="17.919cm" svg:y2="19.732cm" draw:start-shape="id30" draw:start-glue-point="2" draw:end-shape="id29" draw:end-glue-point="0" svg:d="M20367 16557v1270h-2448v1905" svg:viewBox="0 0 2449 3176">
          <text:p/>
        </draw:connector>
        <draw:frame draw:style-name="gr13" draw:text-style-name="P6" draw:layer="layout" svg:width="4.762cm" svg:height="0.725cm" svg:x="14.652cm" svg:y="15.197cm">
          <draw:text-box>
            <text:p text:style-name="P3"><text:span text:style-name="T1">Queue not </text:span><text:span text:style-name="T1">empty</text:span></text:p>
          </draw:text-box>
        </draw:frame>
        <draw:frame draw:style-name="gr4" draw:text-style-name="P6" draw:layer="layout" svg:width="4.762cm" svg:height="0.725cm" svg:x="15.605cm" svg:y="17.102cm">
          <draw:text-box>
            <text:p text:style-name="P8"><text:span text:style-name="T1">Queue empty</text:span></text:p>
          </draw:text-box>
        </draw:frame>
        <draw:connector draw:style-name="gr3" draw:text-style-name="P3" draw:layer="layout" svg:x1="24.812cm" svg:y1="13.382cm" svg:x2="20.367cm" svg:y2="15.287cm" draw:start-shape="id24" draw:start-glue-point="4" draw:end-shape="id30" draw:end-glue-point="0" svg:d="M24812 13382v953h-4445v952" svg:viewBox="0 0 4446 1906">
          <text:p/>
        </draw:connector>
        <draw:frame draw:style-name="gr4" draw:text-style-name="P5" draw:layer="layout" svg:width="3.175cm" svg:height="0.725cm" svg:x="21.002cm" svg:y="13.61cm">
          <draw:text-box>
            <text:p text:style-name="P4"><text:span text:style-name="T1">Stop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6T19:56:11.614402788</meta:creation-date>
    <dc:date>2025-03-22T21:26:02.369557614</dc:date>
    <meta:editing-duration>P1DT5M14S</meta:editing-duration>
    <meta:editing-cycles>58</meta:editing-cycles>
    <meta:generator>LibreOffice/24.8.5.2$Linux_X86_64 LibreOffice_project/480$Build-2</meta:generator>
    <meta:document-statistic meta:object-count="117"/>
  </office:meta>
</office:document-meta>
</file>